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true" table:border-model="collapsing"/>
    </style:style>
    <style:style style:name="Table1.A" style:family="table-column">
      <style:table-column-properties style:column-width="1.9979in" style:rel-column-width="18907*"/>
    </style:style>
    <style:style style:name="Table1.B" style:family="table-column">
      <style:table-column-properties style:column-width="4.9271in" style:rel-column-width="46628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0000" fo:padding="0in" fo:border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A3" style:family="table-cell">
      <style:table-cell-properties fo:background-color="#cccccc" fo:padding="0in" fo:border="none" style:writing-mode="page">
        <style:background-image/>
      </style:table-cell-properties>
    </style:style>
    <style:style style:name="Table1.A10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10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ext_20_body">
      <style:text-properties officeooo:paragraph-rsid="00021384"/>
    </style:style>
    <style:style style:name="P2" style:family="paragraph" style:parent-style-name="Text_20_body">
      <style:text-properties style:font-name="Cantarell" officeooo:rsid="00021384" officeooo:paragraph-rsid="00021384"/>
    </style:style>
    <style:style style:name="P3" style:family="paragraph" style:parent-style-name="Text_20_body">
      <style:text-properties style:font-name="Cantarell" officeooo:rsid="000fdee7" officeooo:paragraph-rsid="000fdee7"/>
    </style:style>
    <style:style style:name="P4" style:family="paragraph" style:parent-style-name="Text_20_body">
      <style:text-properties style:font-name="Cantarell" officeooo:rsid="000fdee7" officeooo:paragraph-rsid="00114ce7"/>
    </style:style>
    <style:style style:name="P5" style:family="paragraph" style:parent-style-name="Text_20_body">
      <style:text-properties style:font-name="Cantarell" officeooo:rsid="0014445e" officeooo:paragraph-rsid="0014445e"/>
    </style:style>
    <style:style style:name="P6" style:family="paragraph" style:parent-style-name="Text_20_body">
      <style:text-properties style:font-name="Cantarell" officeooo:rsid="00151f09" officeooo:paragraph-rsid="00151f09"/>
    </style:style>
    <style:style style:name="P7" style:family="paragraph" style:parent-style-name="Text_20_body">
      <style:text-properties style:font-name="Cantarell" officeooo:rsid="00151f09" officeooo:paragraph-rsid="00170e27"/>
    </style:style>
    <style:style style:name="P8" style:family="paragraph" style:parent-style-name="Text_20_body">
      <style:text-properties style:font-name="Cantarell" fo:font-size="14pt" fo:font-weight="bold" officeooo:rsid="000fdee7" officeooo:paragraph-rsid="000fdee7" style:font-size-asian="14pt" style:font-weight-asian="bold" style:font-size-complex="14pt" style:font-weight-complex="bold"/>
    </style:style>
    <style:style style:name="P9" style:family="paragraph" style:parent-style-name="Text_20_body">
      <style:text-properties style:font-name="Cantarell" fo:font-size="14pt" fo:font-weight="bold" officeooo:rsid="000fdee7" officeooo:paragraph-rsid="00114ce7" style:font-size-asian="14pt" style:font-weight-asian="bold" style:font-size-complex="14pt" style:font-weight-complex="bold"/>
    </style:style>
    <style:style style:name="P10" style:family="paragraph" style:parent-style-name="Text_20_body">
      <style:text-properties style:font-name="Cantarell" officeooo:rsid="00114ce7" officeooo:paragraph-rsid="00114ce7"/>
    </style:style>
    <style:style style:name="P11" style:family="paragraph" style:parent-style-name="Text_20_body">
      <style:text-properties style:font-name="Cantarell" officeooo:rsid="001a79f7" officeooo:paragraph-rsid="0014445e"/>
    </style:style>
    <style:style style:name="P12" style:family="paragraph" style:parent-style-name="Text_20_body">
      <style:text-properties style:font-name="Cantarell" officeooo:rsid="00145039" officeooo:paragraph-rsid="00145039"/>
    </style:style>
    <style:style style:name="P13" style:family="paragraph" style:parent-style-name="Text_20_body">
      <style:text-properties officeooo:paragraph-rsid="000fdee7"/>
    </style:style>
    <style:style style:name="P14" style:family="paragraph" style:parent-style-name="Text_20_body">
      <style:text-properties officeooo:paragraph-rsid="00114ce7"/>
    </style:style>
    <style:style style:name="P15" style:family="paragraph" style:parent-style-name="Text_20_body">
      <style:text-properties officeooo:paragraph-rsid="0014445e"/>
    </style:style>
    <style:style style:name="P16" style:family="paragraph" style:parent-style-name="Text_20_body">
      <style:text-properties officeooo:paragraph-rsid="00145039"/>
    </style:style>
    <style:style style:name="P17" style:family="paragraph" style:parent-style-name="Text_20_body">
      <style:text-properties officeooo:paragraph-rsid="00151f09"/>
    </style:style>
    <style:style style:name="P18" style:family="paragraph" style:parent-style-name="Text_20_body">
      <style:text-properties officeooo:paragraph-rsid="00170e27"/>
    </style:style>
    <style:style style:name="P19" style:family="paragraph" style:parent-style-name="Text_20_body">
      <style:text-properties officeooo:paragraph-rsid="001a79f7"/>
    </style:style>
    <style:style style:name="P20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70e27" officeooo:paragraph-rsid="00170e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70e27" officeooo:paragraph-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ext_20_body">
      <style:paragraph-properties fo:break-before="page"/>
      <style:text-properties officeooo:paragraph-rsid="00151f09"/>
    </style:style>
    <style:style style:name="P24" style:family="paragraph" style:parent-style-name="Text_20_body">
      <style:paragraph-properties fo:break-before="page"/>
      <style:text-properties officeooo:paragraph-rsid="001a79f7"/>
    </style:style>
    <style:style style:name="P25" style:family="paragraph" style:parent-style-name="Text_20_body">
      <style:paragraph-properties fo:break-before="page"/>
      <style:text-properties style:font-name="Cantarell" officeooo:rsid="001a79f7" officeooo:paragraph-rsid="0014445e"/>
    </style:style>
    <style:style style:name="P26" style:family="paragraph" style:parent-style-name="Text_20_body">
      <style:text-properties style:font-name="Source Code Pro Medium" officeooo:rsid="00033b0c" officeooo:paragraph-rsid="002e284f"/>
    </style:style>
    <style:style style:name="P27" style:family="paragraph" style:parent-style-name="Text_20_body">
      <style:text-properties officeooo:rsid="00021384" officeooo:paragraph-rsid="002e284f"/>
    </style:style>
    <style:style style:name="P28" style:family="paragraph" style:parent-style-name="Text_20_body">
      <style:text-properties style:font-name="Cantarell" officeooo:rsid="00021384" officeooo:paragraph-rsid="002e284f"/>
    </style:style>
    <style:style style:name="P29" style:family="paragraph" style:parent-style-name="Text_20_body">
      <style:text-properties style:font-name="Cantarell" officeooo:paragraph-rsid="002e284f"/>
    </style:style>
    <style:style style:name="P30" style:family="paragraph" style:parent-style-name="Text_20_body">
      <style:text-properties style:font-name="Cantarell" officeooo:rsid="0014445e" officeooo:paragraph-rsid="002e965c"/>
    </style:style>
    <style:style style:name="P31" style:family="paragraph" style:parent-style-name="Text_20_body">
      <style:text-properties officeooo:paragraph-rsid="002e284f"/>
    </style:style>
    <style:style style:name="P32" style:family="paragraph" style:parent-style-name="Text_20_body">
      <style:text-properties officeooo:paragraph-rsid="002e965c"/>
    </style:style>
    <style:style style:name="P33" style:family="paragraph" style:parent-style-name="Heading_20_1">
      <style:text-properties officeooo:paragraph-rsid="00021384"/>
    </style:style>
    <style:style style:name="P34" style:family="paragraph" style:parent-style-name="Heading_20_1">
      <style:text-properties officeooo:paragraph-rsid="00151f09"/>
    </style:style>
    <style:style style:name="P35" style:family="paragraph" style:parent-style-name="Heading_20_1">
      <style:text-properties officeooo:paragraph-rsid="00170e27"/>
    </style:style>
    <style:style style:name="P36" style:family="paragraph" style:parent-style-name="Heading_20_2">
      <style:text-properties style:font-name="Cantarell" fo:font-size="16.1000003814697pt" fo:font-weight="bold" officeooo:rsid="000fdee7" officeooo:paragraph-rsid="000fdee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7" style:family="paragraph" style:parent-style-name="Heading_20_2">
      <style:text-properties style:font-name="Liberation Sans" fo:font-size="16.1000003814697pt" fo:font-weight="bold" officeooo:rsid="000fdee7" officeooo:paragraph-rsid="000fdee7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officeooo:paragraph-rsid="002e28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21384"/>
    </style:style>
    <style:style style:name="T2" style:family="text">
      <style:text-properties style:font-name="Source Code Pro Medium" officeooo:rsid="00033b0c"/>
    </style:style>
    <style:style style:name="T3" style:family="text">
      <style:text-properties style:font-name="Source Code Pro Medium" fo:font-style="italic" officeooo:rsid="000fdee7" style:font-style-asian="italic" style:font-style-complex="italic"/>
    </style:style>
    <style:style style:name="T4" style:family="text">
      <style:text-properties style:font-name="Source Code Pro Medium" officeooo:rsid="000fdee7"/>
    </style:style>
    <style:style style:name="T5" style:family="text">
      <style:text-properties style:font-name="Source Code Pro Medium" officeooo:rsid="001ee487"/>
    </style:style>
    <style:style style:name="T6" style:family="text">
      <style:text-properties style:font-name="Source Code Pro Medium" officeooo:rsid="00225df4"/>
    </style:style>
    <style:style style:name="T7" style:family="text">
      <style:text-properties style:font-name="Source Code Pro Medium" fo:font-weight="bold" officeooo:rsid="00033b0c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021384" style:font-weight-asian="bold" style:font-weight-complex="bold"/>
    </style:style>
    <style:style style:name="T10" style:family="text">
      <style:text-properties fo:font-weight="bold" officeooo:rsid="000fdee7" style:font-weight-asian="bold" style:font-weight-complex="bold"/>
    </style:style>
    <style:style style:name="T11" style:family="text">
      <style:text-properties style:font-name="Cantarell"/>
    </style:style>
    <style:style style:name="T12" style:family="text">
      <style:text-properties style:font-name="Cantarell" fo:font-weight="bold" style:font-weight-asian="bold" style:font-weight-complex="bold"/>
    </style:style>
    <style:style style:name="T13" style:family="text">
      <style:text-properties style:font-name="Cantarell" fo:font-weight="bold" officeooo:rsid="00021384" style:font-weight-asian="bold" style:font-weight-complex="bold"/>
    </style:style>
    <style:style style:name="T14" style:family="text">
      <style:text-properties style:font-name="Cantarell" fo:font-weight="bold" officeooo:rsid="0014445e" style:font-weight-asian="bold" style:font-weight-complex="bold"/>
    </style:style>
    <style:style style:name="T15" style:family="text">
      <style:text-properties style:font-name="Cantarell" fo:font-weight="bold" officeooo:rsid="001a79f7" style:font-weight-asian="bold" style:font-weight-complex="bold"/>
    </style:style>
    <style:style style:name="T16" style:family="text">
      <style:text-properties style:font-name="Cantarell" officeooo:rsid="00021384"/>
    </style:style>
    <style:style style:name="T17" style:family="text">
      <style:text-properties style:font-name="Cantarell" officeooo:rsid="0006203b"/>
    </style:style>
    <style:style style:name="T18" style:family="text">
      <style:text-properties style:font-name="Cantarell" officeooo:rsid="000fdee7"/>
    </style:style>
    <style:style style:name="T19" style:family="text">
      <style:text-properties style:font-name="Cantarell" fo:font-size="14pt" fo:font-weight="bold" officeooo:rsid="000fdee7" style:font-size-asian="14pt" style:font-weight-asian="bold" style:font-size-complex="14pt" style:font-weight-complex="bold"/>
    </style:style>
    <style:style style:name="T20" style:family="text">
      <style:text-properties style:font-name="Cantarell" fo:font-size="14pt" fo:font-weight="bold" officeooo:rsid="00114ce7" style:font-size-asian="14pt" style:font-weight-asian="bold" style:font-size-complex="14pt" style:font-weight-complex="bold"/>
    </style:style>
    <style:style style:name="T21" style:family="text">
      <style:text-properties style:font-name="Cantarell" fo:font-size="14pt" fo:font-weight="bold" officeooo:rsid="0014445e" style:font-size-asian="14pt" style:font-weight-asian="bold" style:font-size-complex="14pt" style:font-weight-complex="bold"/>
    </style:style>
    <style:style style:name="T22" style:family="text">
      <style:text-properties style:font-name="Cantarell" fo:font-size="14pt" fo:font-weight="bold" officeooo:rsid="00145039" style:font-size-asian="14pt" style:font-weight-asian="bold" style:font-size-complex="14pt" style:font-weight-complex="bold"/>
    </style:style>
    <style:style style:name="T23" style:family="text">
      <style:text-properties style:font-name="Cantarell" fo:font-size="14pt" fo:font-weight="bold" officeooo:rsid="001a79f7" style:font-size-asian="14pt" style:font-weight-asian="bold" style:font-size-complex="14pt" style:font-weight-complex="bold"/>
    </style:style>
    <style:style style:name="T24" style:family="text">
      <style:text-properties style:font-name="Cantarell" officeooo:rsid="00114ce7"/>
    </style:style>
    <style:style style:name="T25" style:family="text">
      <style:text-properties style:font-name="Cantarell" officeooo:rsid="0014445e"/>
    </style:style>
    <style:style style:name="T26" style:family="text">
      <style:text-properties style:font-name="Cantarell" officeooo:rsid="00145039"/>
    </style:style>
    <style:style style:name="T27" style:family="text">
      <style:text-properties style:font-name="Cantarell" officeooo:rsid="00162b46"/>
    </style:style>
    <style:style style:name="T28" style:family="text">
      <style:text-properties style:font-name="Cantarell" officeooo:rsid="001a79f7"/>
    </style:style>
    <style:style style:name="T29" style:family="text">
      <style:text-properties style:font-name="Cantarell" officeooo:rsid="002b8b90"/>
    </style:style>
    <style:style style:name="T30" style:family="text">
      <style:text-properties style:font-name="Cantarell" officeooo:rsid="002e284f"/>
    </style:style>
    <style:style style:name="T31" style:family="text">
      <style:text-properties officeooo:rsid="0005c8c9"/>
    </style:style>
    <style:style style:name="T32" style:family="text">
      <style:text-properties officeooo:rsid="00085bdb"/>
    </style:style>
    <style:style style:name="T33" style:family="text">
      <style:text-properties officeooo:rsid="000fdee7"/>
    </style:style>
    <style:style style:name="T34" style:family="text">
      <style:text-properties fo:font-weight="normal" officeooo:rsid="000fdee7" style:font-weight-asian="normal" style:font-weight-complex="normal"/>
    </style:style>
    <style:style style:name="T35" style:family="text">
      <style:text-properties style:font-name="Liberation Sans" fo:font-size="18.2000007629395pt" fo:font-weight="bold" officeooo:rsid="00151f0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6" style:family="text">
      <style:text-properties style:font-name="Liberation Sans" fo:font-size="18.2000007629395pt" fo:font-weight="bold" officeooo:rsid="00170e27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37" style:family="text">
      <style:text-properties officeooo:rsid="001274e8"/>
    </style:style>
    <style:style style:name="T38" style:family="text">
      <style:text-properties officeooo:rsid="0014445e"/>
    </style:style>
    <style:style style:name="T39" style:family="text">
      <style:text-properties officeooo:rsid="00151f09"/>
    </style:style>
    <style:style style:name="T40" style:family="text">
      <style:text-properties officeooo:rsid="00170e27"/>
    </style:style>
    <style:style style:name="T41" style:family="text">
      <style:text-properties officeooo:rsid="00254d85"/>
    </style:style>
    <style:style style:name="T42" style:family="text">
      <style:text-properties officeooo:rsid="002e284f"/>
    </style:style>
    <style:style style:name="T4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0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33" text:outline-level="1"><text:span text:style-name="T32">1 </text:span><text:span text:style-name="T31">FIELD SEQ</text:span><text:span text:style-name="T38">UENCE</text:span> DEFINITION</text:h>
      <text:p text:style-name="P1"/>
      <text:p text:style-name="P1"><text:span text:style-name="T16">A field seq is a</text:span><text:span text:style-name="T17">n</text:span><text:span text:style-name="T16"> array containing </text:span><text:span text:style-name="T18">triplets</text:span></text:p>
      <text:p text:style-name="P13"><text:span text:style-name="T5">[ </text:span><text:span text:style-name="T6">[</text:span><text:span text:style-name="T4">FID TYPE </text:span><text:span text:style-name="T3">METADATA</text:span><text:span text:style-name="T4">] [FID TYPE </text:span><text:span text:style-name="T3">METADATA</text:span><text:span text:style-name="T4">] ...</text:span><text:span text:style-name="T2"> ]</text:span></text:p>
      <text:h text:style-name="P36" text:outline-level="2">1.1 FID</text:h>
      <text:p text:style-name="P1"><text:span text:style-name="T16">Field </text:span><text:span text:style-name="T18">ID is a</text:span><text:span text:style-name="T16"> </text:span><text:span text:style-name="T13">String</text:span></text:p>
      <text:h text:style-name="P37" text:outline-level="2">1.2 TYPE</text:h>
      <text:p text:style-name="P2">The type can be one out of a finite number of possibilities </text:p>
      <text:p text:style-name="P26">#{::<text:span text:style-name="T33">bool </text:span>::i8 ::u8 ::i16 ::u16 ::i32 ::u32 ::i64 ::u64 ::r32 ::r64 </text:p>
      <text:p text:style-name="P26"><text:s text:c="2"/>::<text:span text:style-name="T33">str </text:span>::pstr ::<text:span text:style-name="T37">struct </text:span>::<text:span text:style-name="T33">padding</text:span>}</text:p>
      <text:p text:style-name="P27"><text:span text:style-name="T12">:</text:span><text:span text:style-name="T7">:</text:span><text:span text:style-name="T12">i/u </text:span><text:span text:style-name="T11">types correspond to signed/unsigned integers</text:span> <text:span text:style-name="T11">8,16,32, or 64 bit</text:span></text:p>
      <text:p text:style-name="P28"><text:span text:style-name="T8">:</text:span><text:span text:style-name="T7">:</text:span><text:span text:style-name="T8">r </text:span>types correspond to real numbers 32 or 64 bit</text:p>
      <text:p text:style-name="P29"><text:span text:style-name="T9">:</text:span><text:span text:style-name="T7">:</text:span><text:span text:style-name="T10">str </text:span><text:span text:style-name="T34">corresponds to fixed length string</text:span></text:p>
      <text:p text:style-name="P29"><text:span text:style-name="T9">:</text:span><text:span text:style-name="T7">:</text:span><text:span text:style-name="T9">pstr </text:span><text:span text:style-name="T1">correspond to prefix</text:span><text:span text:style-name="T33">ed-length</text:span><text:span text:style-name="T1">-string</text:span></text:p>
      <text:p text:style-name="P31"><text:span text:style-name="T13">:</text:span><text:span text:style-name="T7">:</text:span><text:span text:style-name="T14">struct</text:span><text:span text:style-name="T13"> </text:span><text:span text:style-name="T16">correspond to </text:span><text:span text:style-name="T25">a embedded STRUCT/UDT</text:span></text:p>
      <text:p text:style-name="P31"><text:span text:style-name="T13">:</text:span><text:span text:style-name="T7">:</text:span><text:span text:style-name="T13">p</text:span><text:span text:style-name="T14">adding </text:span><text:span text:style-name="T16">correspond to </text:span><text:span text:style-name="T25">padding (</text:span><text:span text:style-name="T27">not a field so FID is ignored and should be empty string</text:span><text:span text:style-name="T25">)</text:span></text:p>
      <text:p text:style-name="P31"><text:span text:style-name="T14">:</text:span><text:span text:style-name="T7">:</text:span><text:span text:style-name="T15">bool </text:span><text:span text:style-name="T28">correponds to a boolean (true/false) value</text:span></text:p>
      <text:p text:style-name="P11"/>
      <text:p text:style-name="P25"/>
      <text:h text:style-name="P37" text:outline-level="2">1.3 METADATA</text:h>
      <text:p text:style-name="P3">Metadata describing the field in the form of a map. This field is optional</text:p>
      <text:p text:style-name="P3"/>
      <text:p text:style-name="P8">1.3.1 Arrays</text:p>
      <text:p text:style-name="P5">This flags apply to all types except padding</text:p>
      <text:p text:style-name="P3">{:rank integer-value} =&gt; fixed length array</text:p>
      <text:p text:style-name="P3">{:rank :u8|:u16|:u32} =&gt; length is defined in the stream before the actual data. The size of the of the length-prefix can be 8,16 or 32 bits</text:p>
      <text:p text:style-name="P9"/>
      <text:p text:style-name="P14"><text:span text:style-name="T19">1.3.</text:span><text:span text:style-name="T20">2</text:span><text:span text:style-name="T19"> </text:span><text:span text:style-name="T20">String </text:span><text:span text:style-name="T21">(str)</text:span></text:p>
      <text:p text:style-name="P14"><text:span text:style-name="T18">{::</text:span><text:span text:style-name="T24">len</text:span><text:span text:style-name="T18"> integer-value} =&gt; fixed length </text:span><text:span text:style-name="T24">UTF-8 string</text:span></text:p>
      <text:p text:style-name="P10"/>
      <text:p text:style-name="P14"><text:span text:style-name="T19">1.3.</text:span><text:span text:style-name="T20">3</text:span><text:span text:style-name="T19"> </text:span><text:span text:style-name="T20">Length-prefixed String </text:span><text:span text:style-name="T21">(pstr)</text:span></text:p>
      <text:p text:style-name="P14"><text:span text:style-name="T18">{:</text:span><text:span text:style-name="T29">:</text:span><text:span text:style-name="T30">pfx</text:span><text:span text:style-name="T18"> :</text:span><text:span text:style-name="T24">u8|:u16|:u32</text:span><text:span text:style-name="T18">} =&gt; </text:span><text:span text:style-name="T24">variable</text:span><text:span text:style-name="T18"> length </text:span><text:span text:style-name="T24">UTF-8 string. L</text:span><text:span text:style-name="T18">ength is defined in the stream before the actual </text:span><text:span text:style-name="T24">char </text:span><text:span text:style-name="T18">data. The size of the of the length-prefix can be 8,16 or 32 bits</text:span></text:p>
      <text:p text:style-name="P4"/>
      <text:p text:style-name="P15"><text:span text:style-name="T19">1.3.</text:span><text:span text:style-name="T21">4</text:span><text:span text:style-name="T19"> </text:span><text:span text:style-name="T21">STRUCT</text:span></text:p>
      <text:p text:style-name="P32"><text:span text:style-name="T18">{</text:span><text:span text:style-name="T43">:</text:span><text:span text:style-name="T18">:</text:span><text:span text:style-name="T25">id “STRUCT_ID”</text:span><text:span text:style-name="T18"> :</text:span><text:span text:style-name="T25">fields [...] </text:span><text:span text:style-name="T18">}</text:span></text:p>
      <text:p text:style-name="P32"><text:span text:style-name="T18">:</text:span><text:span text:style-name="T43">:</text:span><text:span text:style-name="T25">id =&gt; String with the name/ID of this STRUCT</text:span></text:p>
      <text:p text:style-name="P30">:<text:span text:style-name="T43">:</text:span>fields =&gt; recursive field sequence following the same rules exposed here</text:p>
      <text:p text:style-name="P4"/>
      <text:p text:style-name="P16"><text:span text:style-name="T19">1.3.</text:span><text:span text:style-name="T22">5</text:span><text:span text:style-name="T19"> </text:span><text:span text:style-name="T22">PADDING</text:span></text:p>
      <text:p text:style-name="P16"><text:span text:style-name="T18">{::</text:span><text:span text:style-name="T26">len integer-value</text:span><text:span text:style-name="T25"> </text:span><text:span text:style-name="T18">} </text:span><text:span text:style-name="T26">=&gt; number of padding bytes</text:span></text:p>
      <text:p text:style-name="P12"/>
      <text:p text:style-name="P12"/>
      <text:p text:style-name="P24"><text:span text:style-name="T19">1.3.</text:span><text:span text:style-name="T23">6</text:span><text:span text:style-name="T19"> </text:span><text:span text:style-name="T23">BOOL</text:span></text:p>
      <text:p text:style-name="P19"><text:span text:style-name="T18">{::</text:span><text:span text:style-name="T28">packed</text:span><text:span text:style-name="T26"> </text:span><text:span text:style-name="T25"><text:s/></text:span><text:span text:style-name="T28">false|true :bit int-value</text:span><text:span text:style-name="T18">} </text:span><text:span text:style-name="T26">=&gt; </text:span><text:span text:style-name="T28">packed bool (several bits in a single value)</text:span></text:p>
      <text:p text:style-name="P4"/>
      <text:h text:style-name="P34" text:outline-level="1"><text:span text:style-name="T39">2</text:span><text:span text:style-name="T32"> </text:span><text:span text:style-name="T35">FIELD SEQUENCE READ RESULT / WRITE DATA</text:span></text:h>
      <text:p text:style-name="P17"/>
      <text:p text:style-name="P6"><text:span text:style-name="T33">T</text:span>he result of a read or the input for a write is a map {:field “ID” :value data}</text:p>
      <text:p text:style-name="P6">In case of STRUCT the data is a nested map</text:p>
      <text:p text:style-name="P17"/>
      <text:p text:style-name="P17"/>
      <text:p text:style-name="P23"/>
      <text:h text:style-name="P35" text:outline-level="1"><text:span text:style-name="T40">3</text:span><text:span text:style-name="T32"> </text:span><text:span text:style-name="T36">EXAMPLES</text:span></text:h>
      <text:p text:style-name="P18"/>
      <table:table table:name="Table1" table:style-name="Table1" table:template-name="Simple List Shaded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CASE</text:p>
          </table:table-cell>
          <table:table-cell table:style-name="Table1.A1" office:value-type="string">
            <text:p text:style-name="P20">EXAMPLE</text:p>
          </table:table-cell>
        </table:table-row>
        <table:table-row table:style-name="Table1.1">
          <table:table-cell table:style-name="Table1.A2" office:value-type="string">
            <text:p text:style-name="P21">Single primitive field</text:p>
          </table:table-cell>
          <table:table-cell table:style-name="Table1.A2" office:value-type="string">
            <text:p text:style-name="P38">[ [“F1” ::i16] ]</text:p>
          </table:table-cell>
        </table:table-row>
        <table:table-row table:style-name="Table1.1">
          <table:table-cell table:style-name="Table1.A3" office:value-type="string">
            <text:p text:style-name="P21">Primitive field fixed array</text:p>
          </table:table-cell>
          <table:table-cell table:style-name="Table1.A3" office:value-type="string">
            <text:p text:style-name="P38">[ [“F1” ::i16 { ::rank 8 } ]</text:p>
          </table:table-cell>
        </table:table-row>
        <table:table-row table:style-name="Table1.1">
          <table:table-cell table:style-name="Table1.A2" office:value-type="string">
            <text:p text:style-name="P22">Primitive field dyn array</text:p>
          </table:table-cell>
          <table:table-cell table:style-name="Table1.A2" office:value-type="string">
            <text:p text:style-name="P38">[ [“F1” ::i16 { ::rank ::u8 } ]</text:p>
          </table:table-cell>
        </table:table-row>
        <table:table-row table:style-name="Table1.1">
          <table:table-cell table:style-name="Table1.A3" office:value-type="string">
            <text:p text:style-name="P21">Fixed string</text:p>
          </table:table-cell>
          <table:table-cell table:style-name="Table1.A3" office:value-type="string">
            <text:p text:style-name="P38">[ [“F1” ::str { ::len 8 } ]</text:p>
          </table:table-cell>
        </table:table-row>
        <table:table-row table:style-name="Table1.1">
          <table:table-cell table:style-name="Table1.A2" office:value-type="string">
            <text:p text:style-name="P22">Dynamic string</text:p>
          </table:table-cell>
          <table:table-cell table:style-name="Table1.A2" office:value-type="string">
            <text:p text:style-name="P38">[ [“F1” ::pstr { ::<text:span text:style-name="T42">pfx</text:span> ::u8 } ]</text:p>
          </table:table-cell>
        </table:table-row>
        <table:table-row table:style-name="Table1.1">
          <table:table-cell table:style-name="Table1.A3" office:value-type="string">
            <text:p text:style-name="P21">Fixed string array</text:p>
          </table:table-cell>
          <table:table-cell table:style-name="Table1.A3" office:value-type="string">
            <text:p text:style-name="P38">[ [“F1” ::str { ::rank 16 ::len 8 } ]</text:p>
          </table:table-cell>
        </table:table-row>
        <table:table-row table:style-name="Table1.1">
          <table:table-cell table:style-name="Table1.A2" office:value-type="string">
            <text:p text:style-name="P22">Dyn string dyn array</text:p>
          </table:table-cell>
          <table:table-cell table:style-name="Table1.A2" office:value-type="string">
            <text:p text:style-name="P38">[ [“F1” ::pstr { ::rank ::u16 ::<text:span text:style-name="T42">pfx</text:span> ::u8 } ]</text:p>
          </table:table-cell>
        </table:table-row>
        <table:table-row table:style-name="Table1.1">
          <table:table-cell table:style-name="Table1.A3" office:value-type="string">
            <text:p text:style-name="P21">Structure</text:p>
          </table:table-cell>
          <table:table-cell table:style-name="Table1.A3" office:value-type="string">
            <text:p text:style-name="P38">[ [“F1” ::struct { ::id “STRUCT1” ::fields [ [“F1” ::bool<text:span text:style-name="T41">8</text:span>] [“F2” ::i16] ]</text:p>
          </table:table-cell>
        </table:table-row>
        <table:table-row table:style-name="Table1.1">
          <table:table-cell table:style-name="Table1.A10" office:value-type="string">
            <text:p text:style-name="P21"/>
          </table:table-cell>
          <table:table-cell table:style-name="Table1.B10">
            <text:p text:style-name="P21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 Medium" svg:font-family="'Source Code Pro Medium'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List_20_Shaded.1" style:display-name="Simple List Shaded.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2" style:display-name="Simple List Shaded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3" style:display-name="Simple List Shaded.3" style:family="table-cell" style:data-style-name="N100">
      <style:table-cell-properties fo:padding="0in" fo:padding-left="0in" fo:padding-right="0in" fo:padding-top="0in" fo:padding-bottom="0in"/>
    </style:style>
    <style:style style:name="Simple_20_List_20_Shaded.4" style:display-name="Simple List Shaded.4" style:family="table-cell" style:data-style-name="N0">
      <style:table-cell-properties fo:padding="0in" fo:padding-left="0in" fo:padding-right="0in" fo:padding-top="0in" fo:padding-bottom="0in"/>
    </style:style>
    <style:style style:name="Simple_20_List_20_Shaded.5" style:display-name="Simple List Shaded.5" style:family="table-cell" style:data-style-name="N0">
      <style:table-cell-properties fo:padding="0in" fo:padding-left="0in" fo:padding-right="0in" fo:padding-top="0in" fo:padding-bottom="0in"/>
    </style:style>
    <style:style style:name="Simple_20_List_20_Shaded.6" style:display-name="Simple List Shaded.6" style:family="table-cell" style:data-style-name="N100">
      <style:table-cell-properties fo:background-color="#cccccc" fo:padding="0in" fo:padding-left="0in" fo:padding-right="0in" fo:padding-top="0in" fo:padding-bottom="0in"/>
    </style:style>
    <style:style style:name="Simple_20_List_20_Shaded.7" style:display-name="Simple List Shaded.7" style:family="table-cell" style:data-style-name="N0">
      <style:table-cell-properties fo:padding="0in" fo:padding-left="0in" fo:padding-right="0in" fo:padding-top="0in" fo:padding-bottom="0in"/>
    </style:style>
    <style:style style:name="Simple_20_List_20_Shaded.8" style:display-name="Simple List Shaded.8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9" style:display-name="Simple List Shaded.9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0" style:display-name="Simple List Shaded.10" style:family="table-cell" style:data-style-name="N0">
      <style:table-cell-properties fo:background-color="#cccccc" fo:padding="0in" fo:padding-left="0in" fo:padding-right="0in" fo:padding-top="0in" fo:padding-bottom="0in"/>
    </style:style>
    <style:style style:name="Simple_20_List_20_Shaded.11" style:display-name="Simple List Shaded.11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2" style:display-name="Simple List Shaded.12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3" style:display-name="Simple List Shaded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Simple_20_List_20_Shaded.14" style:display-name="Simple List Shaded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Simple_20_List_20_Shaded.15" style:display-name="Simple List Shaded.15" style:family="table-cell" style:data-style-name="N100">
      <style:table-cell-properties fo:background-color="#000000" fo:padding="0in" fo:padding-left="0in" fo:padding-right="0in" fo:padding-top="0in" fo:padding-bottom="0in"/>
      <style:text-properties fo:color="#ffffff" fo:font-weight="bold" style:font-weight-asian="bold" style:font-weight-complex="bold"/>
    </style:style>
    <style:style style:name="Simple_20_List_20_Shaded.16" style:display-name="Simple List Shaded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4T13:18:51.392825504</meta:creation-date>
    <dc:date>2020-07-05T23:53:11.341230537</dc:date>
    <meta:editing-duration>PT9H44M9S</meta:editing-duration>
    <meta:editing-cycles>35</meta:editing-cycles>
    <meta:generator>LibreOffice/6.4.4.2$Linux_X86_64 LibreOffice_project/40$Build-2</meta:generator>
    <meta:document-statistic meta:table-count="1" meta:image-count="0" meta:object-count="0" meta:page-count="4" meta:paragraph-count="56" meta:word-count="403" meta:character-count="2241" meta:non-whitespace-character-count="1889"/>
  </office:meta>
</office:document-meta>
</file>